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afc" officeooo:paragraph-rsid="001eeafc"/>
    </style:style>
    <style:style style:name="P2" style:family="paragraph" style:parent-style-name="Standard">
      <style:text-properties officeooo:rsid="001eeafc" officeooo:paragraph-rsid="0023a5dc"/>
    </style:style>
    <style:style style:name="P3" style:family="paragraph" style:parent-style-name="Standard">
      <style:text-properties officeooo:rsid="001fc3cf" officeooo:paragraph-rsid="001fc3cf"/>
    </style:style>
    <style:style style:name="P4" style:family="paragraph" style:parent-style-name="Standard">
      <style:text-properties officeooo:rsid="001fc3cf" officeooo:paragraph-rsid="002104e9"/>
    </style:style>
    <style:style style:name="P5" style:family="paragraph" style:parent-style-name="Standard">
      <style:text-properties officeooo:rsid="00229f08" officeooo:paragraph-rsid="00229f08"/>
    </style:style>
    <style:style style:name="P6" style:family="paragraph" style:parent-style-name="Standard">
      <style:text-properties fo:color="#6600cc" officeooo:rsid="001d882f" officeooo:paragraph-rsid="001d882f"/>
    </style:style>
    <style:style style:name="P7" style:family="paragraph" style:parent-style-name="Standard">
      <style:text-properties fo:color="#6600cc" officeooo:rsid="001f4a07" officeooo:paragraph-rsid="00229f08"/>
    </style:style>
    <style:style style:name="P8" style:family="paragraph" style:parent-style-name="Standard">
      <style:text-properties fo:color="#6600cc" officeooo:rsid="00229f08" officeooo:paragraph-rsid="00229f08"/>
    </style:style>
    <style:style style:name="P9" style:family="paragraph" style:parent-style-name="Standard">
      <style:text-properties fo:color="#6600cc" officeooo:rsid="00248641" officeooo:paragraph-rsid="00248641"/>
    </style:style>
    <style:style style:name="P10" style:family="paragraph" style:parent-style-name="Standard">
      <style:text-properties fo:color="#6600cc" officeooo:rsid="00248641" officeooo:paragraph-rsid="00273607"/>
    </style:style>
    <style:style style:name="P11" style:family="paragraph" style:parent-style-name="Standard">
      <style:text-properties officeooo:rsid="00248641" officeooo:paragraph-rsid="0023a5dc"/>
    </style:style>
    <style:style style:name="P12" style:family="paragraph" style:parent-style-name="Standard">
      <style:text-properties officeooo:rsid="00248641" officeooo:paragraph-rsid="00248641"/>
    </style:style>
    <style:style style:name="P13" style:family="paragraph" style:parent-style-name="Standard">
      <style:text-properties fo:color="#000000" officeooo:rsid="001eeafc" officeooo:paragraph-rsid="00248641"/>
    </style:style>
    <style:style style:name="P14" style:family="paragraph" style:parent-style-name="Standard">
      <style:text-properties fo:color="#000000" officeooo:rsid="001eeafc" officeooo:paragraph-rsid="002649a7"/>
    </style:style>
    <style:style style:name="P15" style:family="paragraph" style:parent-style-name="Standard">
      <style:text-properties fo:color="#000000" officeooo:rsid="00248641" officeooo:paragraph-rsid="00273607"/>
    </style:style>
    <style:style style:name="T1" style:family="text">
      <style:text-properties officeooo:rsid="001f4a07"/>
    </style:style>
    <style:style style:name="T2" style:family="text">
      <style:text-properties officeooo:rsid="001fc3cf"/>
    </style:style>
    <style:style style:name="T3" style:family="text">
      <style:text-properties officeooo:rsid="002104e9"/>
    </style:style>
    <style:style style:name="T4" style:family="text">
      <style:text-properties officeooo:rsid="00221888"/>
    </style:style>
    <style:style style:name="T5" style:family="text">
      <style:text-properties officeooo:rsid="00229f08"/>
    </style:style>
    <style:style style:name="T6" style:family="text">
      <style:text-properties officeooo:rsid="0023a5dc"/>
    </style:style>
    <style:style style:name="T7" style:family="text">
      <style:text-properties officeooo:rsid="00248641"/>
    </style:style>
    <style:style style:name="T8" style:family="text">
      <style:text-properties officeooo:rsid="00273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’s up UseR ! <text:span text:style-name="T4">Here’s bibliographeR ! My idea yeah yeah oué oué XD</text:span></text:p>
      <text:p text:style-name="P6">R-Ladies Montpellier <text:span text:style-name="T1">dans la place</text:span></text:p>
      <text:p text:style-name="P7"><text:span text:style-name="T5">I</text:span>t’s a package <text:span text:style-name="T5">and</text:span> a shiny App, <text:span text:style-name="T5">supplied with a nice hexagonal sticker :D</text:span></text:p>
      <text:p text:style-name="P8">Do you wanna know what it does ?</text:p>
      <text:p text:style-name="P5"/>
      <text:p text:style-name="P2"><text:span text:style-name="T6">Let's get into the situation!</text:span></text:p>
      <text:p text:style-name="P2"><text:span text:style-name="T6">Well Jean, I'm going to ask you to make a big effort of imagination, please imagine you're a PhD student. Play the role...</text:span> </text:p>
      <text:p text:style-name="P2"/>
      <text:p text:style-name="P9">pfff I really can't handle this bibliography</text:p>
      <text:p text:style-name="P9"/>
      <text:p text:style-name="P13">Well <text:span text:style-name="T2">P</text:span>erfect don’t change nothing. </text:p>
      <text:p text:style-name="P14"><text:span text:style-name="T7">Just launch the app and enter your password, err not your password, your keywords... </text:span></text:p>
      <text:p text:style-name="P14"/>
      <text:p text:style-name="P10"><text:span text:style-name="T8">Oyster and Herpesvirus</text:span></text:p>
      <text:p text:style-name="P10"/>
      <text:p text:style-name="P15"><text:span text:style-name="T8">Oyster and Herpesvirus ? Really ? So sexy ! </text:span></text:p>
      <text:p text:style-name="P14"/>
      <text:p text:style-name="P14"/>
      <text:p text:style-name="P14"><text:span text:style-name="T7">And let's explore !</text:span></text:p>
      <text:p text:style-name="P14"/>
      <text:p text:style-name="P14"/>
      <text:p text:style-name="P2"/>
      <text:p text:style-name="P11">Hey, pretty bubbles :D </text:p>
      <text:p text:style-name="P12">What do you see on this one ? </text:p>
      <text:p text:style-name="P9">I can see which articles are the most central, cited by all, and which seem more marginal.</text:p>
      <text:p text:style-name="P1"/>
      <text:p text:style-name="P1"/>
      <text:p text:style-name="P4"><text:span text:style-name="T3">And now, I announce the 5 winners in the category "Newspapers in which we publish the most with these keywords". You can see some differents indexes to evaluate the quality of the journals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1:03:36.498585936</meta:creation-date>
    <dc:date>2019-06-21T04:03:06.455253115</dc:date>
    <meta:editing-duration>PT16M2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73" meta:character-count="939" meta:non-whitespace-character-count="776"/>
  </office:meta>
</office:document-meta>
</file>